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3cm" fo:min-width="60.426cm"/>
    </style:style>
    <style:style style:name="P1" style:family="paragraph">
      <style:paragraph-properties fo:margin-left="0cm" fo:margin-right="0cm" text:enable-numbering="false" fo:text-indent="0cm"/>
      <style:text-properties fo:hyphenate="false"/>
    </style:style>
    <style:style style:name="P2" style:family="paragraph">
      <style:paragraph-properties fo:margin-left="0cm" fo:margin-right="0cm" text:enable-numbering="false" fo:text-indent="0cm"/>
      <style:text-properties fo:font-size="18pt" fo:hyphenate="false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3.578cm" svg:height="2.123cm" svg:x="3.065cm" svg:y="1.199cm">
          <draw:text-box>
            <text:p text:style-name="P1"><text:span text:style-name="T1">with hyphen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18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initial-creator>Thorsten Peters</meta:initial-creator>
    <meta:creation-date>1999-05-19T10:39:04</meta:creation-date>
    <dc:date>2005-12-08T14:00:02</dc:date>
    <dc:language>en-US</dc:language>
    <meta:editing-cycles>1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